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6cm"/>
    </style:style>
    <style:style style:name="co2" style:family="table-column">
      <style:table-column-properties fo:break-before="auto" style:column-width="4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4.817cm" svg:y="6.014cm">
            <draw:object draw:notify-on-update-of-ranges="Feuille1.A4:Feuille1.A8 Feuille1.B3:Feuille1.B3 Feuille1.B4:Feuille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ERT 32 000 TRIP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Jena/fuseki (w/ LOGGING)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4stor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leepycat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postgr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irtuoso</text:p>
          </table:table-cell>
          <table:table-cell office:value-type="float" office:value="188" calcext:value-type="float">
            <text:p>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13:53:43.2741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Llorens</meta:initial-creator>
    <meta:creation-date>2014-02-24T10:04:16.239360000</meta:creation-date>
    <dc:date>2014-02-24T13:54:01.417602000</dc:date>
    <dc:creator>Vincent Llorens</dc:creator>
    <meta:editing-duration>PT23M13S</meta:editing-duration>
    <meta:editing-cycles>12</meta:editing-cycles>
    <meta:generator>LibreOffice/4.2.1.1$MacOSX_X86_64 LibreOffice_project/d7dbbd7842e6a58b0f521599204e827654e1fb8b</meta:generator>
    <meta:document-statistic meta:table-count="1" meta:cell-count="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79cm" svg:y="0.316cm" chart:style-name="ch2">
          <text:p>Time for 32000 triple inserts</text:p>
        </chart:title>
        <chart:legend chart:legend-position="end" svg:x="13.975cm" svg:y="4.205cm" style:legend-expansion="high" chart:style-name="ch3"/>
        <chart:plot-area chart:style-name="ch4" table:cell-range-address="Feuille1.A4:Feuille1.B8 Feuille1.B3:Feuille1.B3" chart:data-source-has-labels="both" svg:x="1.324cm" svg:y="1.651cm" svg:width="12.011cm" svg:height="6.749cm">
          <chartooo:coordinate-region svg:x="2.43cm" svg:y="1.846cm" svg:width="10.905cm" svg:height="5.525cm"/>
          <chart:axis chart:dimension="x" chart:name="primary-x" chart:style-name="ch5" chartooo:axis-type="auto">
            <chartooo:date-scale/>
            <chart:categories table:cell-range-address="Feuille1.A4:Feuille1.A8"/>
          </chart:axis>
          <chart:axis chart:dimension="y" chart:name="primary-y" chart:style-name="ch6">
            <chart:title svg:x="0.451cm" svg:y="5.614cm" chart:style-name="ch7">
              <text:p>time (s)</text:p>
            </chart:title>
            <chart:grid chart:style-name="ch8" chart:class="major"/>
          </chart:axis>
          <chart:series chart:style-name="ch9" chart:values-cell-range-address="Feuille1.B4:Feuille1.B8" chart:label-cell-address="Feuille1.B3:Feuille1.B3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na/fuseki (w/ LOGGING)</text:p>
                <draw:g>
                  <svg:desc>Feuille1.A4:Feuille1.A8</svg:desc>
                </draw:g>
              </table:table-cell>
              <table:table-cell office:value-type="float" office:value="1182">
                <text:p>1182</text:p>
                <draw:g>
                  <svg:desc>Feuille1.B4:Feuille1.B8</svg:desc>
                </draw:g>
              </table:table-cell>
            </table:table-row>
            <table:table-row>
              <table:table-cell office:value-type="string">
                <text:p>4store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sleepycat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postgres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virtuoso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